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47224" calcext:value-type="float">
            <text:p>60.8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25888" calcext:value-type="float">
            <text:p>60.8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2696" calcext:value-type="float">
            <text:p>60.4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94824" calcext:value-type="float">
            <text:p>60.6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37824" calcext:value-type="float">
            <text:p>61.8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3176" calcext:value-type="float">
            <text:p>60.4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0572" calcext:value-type="float">
            <text:p>61.0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1648" calcext:value-type="float">
            <text:p>61.1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6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6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2712" calcext:value-type="float">
            <text:p>61.3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9768" calcext:value-type="float">
            <text:p>61.3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74984" calcext:value-type="float">
            <text:p>61.9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19536" calcext:value-type="float">
            <text:p>61.8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08512" calcext:value-type="float">
            <text:p>62.0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406</text:p>
          </table:table-cell>
          <table:table-cell office:value-type="string" calcext:value-type="string">
            <text:p>16N 54W2CCD:G-158907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3752" calcext:value-type="float">
            <text:p>62.0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